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s x3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1])" office:value-type="float" office:value="3792.36" calcext:value-type="float">
            <text:p>3792.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5:.B69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2:.B80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4:.B97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1:.B103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5])" office:value-type="float" office:value="6807.97" calcext:value-type="float">
            <text:p>6807.97</text:p>
          </table:table-cell>
          <table:table-cell table:formula="of:=SUM([.C1:.C105])" office:value-type="float" office:value="6807.97" calcext:value-type="float">
            <text:p>6807.97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10:.B119])" office:value-type="float" office:value="-7522.36" calcext:value-type="float">
            <text:p>-7522.3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7];[.B120])" office:value-type="float" office:value="-714.389999999999" calcext:value-type="float">
            <text:p>-714.3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20:10:00.03616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1T20:18:11.521745765</dc:date>
    <meta:editing-duration>PT16H10M49S</meta:editing-duration>
    <meta:editing-cycles>70</meta:editing-cycles>
    <meta:generator>LibreOffice/5.1.4.2$Linux_X86_64 LibreOffice_project/10m0$Build-2</meta:generator>
    <meta:document-statistic meta:table-count="2" meta:cell-count="250" meta:object-count="0"/>
  </office:meta>
</office:document-meta>
</file>